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27.278541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3">
            <text:p>{{appName}} ዲጂታላዊ ሓጋዚኹም ካብቲ Maltese እዩ። ኣብዚ ከባብያዊ ሓበሬታ፡ ዕለታትን ምኽርን ካብ ትካልኩም ክትረኽቡ ኢኹም። ንሱ ኩሉግዜ ዝተሓደሰን ብቛንቋኹምን’ዩ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r Termin wurde leider nicht gefunden.</text:p>
          </table:table-cell>
          <table:table-cell office:value-type="string" table:style-name="ce2">
            <text:p>ሕማቕ ኣጋጣሚ ኾይኑ፡ እዚ ዕለት’ዚ ኣይተረኽበ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Terminen</text:p>
          </table:table-cell>
          <table:table-cell office:value-type="string" table:style-name="ce2">
            <text:p>ናብቶም 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Termine.</text:p>
          </table:table-cell>
          <table:table-cell office:value-type="string" table:style-name="ce2">
            <text:p>ኣብዚ እዋን’ዚ ዕለታት የለዉን።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s Termins "{{event}}"</text:p>
          </table:table-cell>
          <table:table-cell office:value-type="string" table:style-name="ce3">
            <text:p>ትሕዝቶ ናይቲ ናይ "{{event}}" ኣጋጣሚ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Helfer von den Maltesern</text:p>
          </table:table-cell>
          <table:table-cell office:value-type="string" table:style-name="ce3">
            <text:p>{{appName}} ዲጂታላዊ ሓጋዚኹም ካብቲ Maltese እ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Termine und Veranstaltungen</text:p>
          </table:table-cell>
          <table:table-cell office:value-type="string" table:style-name="ce2">
            <text:p>ህሉው ዕለታትን ኣጋጣሚታትን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Termine</text:p>
          </table:table-cell>
          <table:table-cell office:value-type="string" table:style-name="ce2">
            <text:p>ኣጋጣሚታ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Termine</text:p>
          </table:table-cell>
          <table:table-cell office:value-type="string" table:style-name="ce2">
            <text:p>ኣጋጣሚታት የለዉን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10:47:31Z</dc:date>
    <meta:editing-duration>PT0S</meta:editing-duration>
  </office:meta>
</office:document-meta>
</file>